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svg:stroke-color="#ff3333" draw:fill="none" draw:textarea-vertical-align="middle"/>
    </style:style>
    <style:style style:name="gr3" style:family="graphic" style:parent-style-name="Object_20_with_20_no_20_fill_20_and_20_no_20_line">
      <style:graphic-properties svg:stroke-color="#ff3333" draw:textarea-vertical-align="middle" draw:ole-draw-aspect="1" style:protect="siz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draw:stroke="none" svg:stroke-color="#ff3333" draw:fill="none" draw:fill-color="#ffffff" fo:min-height="0.385cm"/>
    </style:style>
    <style:style style:name="gr7" style:family="graphic" style:parent-style-name="measure" style:list-style-name="L1">
      <style:graphic-properties svg:stroke-width="0.106cm" svg:stroke-color="#ff3333" draw:marker-start-width="0.359cm" draw:marker-end-width="0.359cm" draw:textarea-vertical-align="middle" draw:line-distance="0.789cm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gr9" style:family="graphic" style:parent-style-name="measure" style:list-style-name="L1">
      <style:graphic-properties svg:stroke-width="0.106cm" draw:marker-start-width="0.359cm" draw:marker-end-width="0.359cm" draw:textarea-vertical-align="middle" draw:line-distance="0.789cm"/>
    </style:style>
    <style:style style:name="gr10" style:family="graphic" style:parent-style-name="measure" style:list-style-name="L1">
      <style:graphic-properties svg:stroke-width="0.106cm" svg:stroke-color="#ff3333" draw:marker-start-width="0.359cm" draw:marker-end-width="0.359cm" draw:textarea-vertical-align="middle" draw:line-distance="0.789cm" draw:show-unit="false" draw:placing="below"/>
    </style:style>
    <style:style style:name="gr11" style:family="graphic" style:parent-style-name="measure" style:list-style-name="L1">
      <style:graphic-properties svg:stroke-width="0.106cm" draw:marker-start-width="0.359cm" draw:marker-end-width="0.359cm" draw:textarea-vertical-align="middle" draw:line-distance="0.789cm"/>
    </style:style>
    <style:style style:name="gr12" style:family="graphic" style:parent-style-name="standard">
      <style:graphic-properties draw:stroke="none" svg:stroke-color="#ff3333" draw:fill="none" draw:fill-color="#ffffff" fo:min-height="1.423cm"/>
    </style:style>
    <style:style style:name="gr13" style:family="graphic" style:parent-style-name="standard">
      <style:graphic-properties draw:stroke="none" svg:stroke-color="#ff3333" draw:fill="none" draw:fill-color="#ffffff" fo:min-height="0.712cm"/>
    </style:style>
    <style:style style:name="gr14" style:family="graphic" style:parent-style-name="measure" style:list-style-name="L1">
      <style:graphic-properties svg:stroke-width="0.035cm" draw:marker-start-width="0.253cm" draw:marker-end-width="0.253cm" draw:textarea-vertical-align="middle" draw:line-distance="0.789cm" draw:placing="below"/>
    </style:style>
    <style:style style:name="gr15" style:family="graphic" style:parent-style-name="measure" style:list-style-name="L1">
      <style:graphic-properties svg:stroke-width="0.035cm" draw:marker-start-width="0.253cm" draw:marker-end-width="0.253cm" draw:textarea-vertical-align="middle" draw:line-distance="0.789cm"/>
    </style:style>
    <style:style style:name="gr16" style:family="graphic" style:parent-style-name="measure" style:list-style-name="L1">
      <style:graphic-properties svg:stroke-width="0.106cm" svg:stroke-color="#ff3333" draw:marker-start-width="0.359cm" draw:marker-end-width="0.359cm" draw:textarea-vertical-align="middle" draw:guide-distance="-0.991cm"/>
    </style:style>
    <style:style style:name="gr17" style:family="graphic" style:parent-style-name="standard">
      <style:graphic-properties draw:stroke="none" svg:stroke-color="#000000" draw:fill="none" draw:fill-color="#ffffff" fo:min-height="0.933cm"/>
    </style:style>
    <style:style style:name="gr18" style:family="graphic" style:parent-style-name="measure" style:list-style-name="L1">
      <style:graphic-properties svg:stroke-width="0.106cm" draw:marker-start-width="0.359cm" draw:marker-end-width="0.359cm" draw:textarea-vertical-align="middle" draw:line-distance="0.789cm" draw:placing="below"/>
    </style:style>
    <style:style style:name="gr19" style:family="graphic" style:parent-style-name="measure" style:list-style-name="L1">
      <style:graphic-properties svg:stroke-width="0.106cm" draw:marker-start-width="0.359cm" draw:marker-end-width="0.359cm" draw:textarea-vertical-align="middle" draw:line-distance="0.789cm"/>
    </style:style>
    <style:style style:name="gr20" style:family="graphic" style:parent-style-name="standard">
      <style:graphic-properties draw:stroke="none" svg:stroke-color="#000000" draw:fill="none" draw:fill-color="#ffffff" fo:min-height="1.423cm"/>
    </style:style>
    <style:style style:name="gr21" style:family="graphic" style:parent-style-name="standard">
      <style:graphic-properties draw:stroke="none" svg:stroke-color="#000000" draw:fill="none" draw:fill-color="#ffffff" fo:min-height="0.712cm"/>
    </style:style>
    <style:style style:name="gr22" style:family="graphic" style:parent-style-name="measure" style:list-style-name="L1">
      <style:graphic-properties svg:stroke-width="0.106cm" draw:marker-start-width="0.359cm" draw:marker-end-width="0.359cm" draw:textarea-vertical-align="middle" draw:line-distance="0.789cm" draw:placing="below"/>
    </style:style>
    <style:style style:name="gr23" style:family="graphic" style:parent-style-name="measure" style:list-style-name="L1">
      <style:graphic-properties svg:stroke-width="0.106cm" draw:marker-start-width="0.359cm" draw:marker-end-width="0.359cm" draw:textarea-vertical-align="middle" draw:line-distance="0.789cm"/>
    </style:style>
    <style:style style:name="gr24" style:family="graphic" style:parent-style-name="measure" style:list-style-name="L1">
      <style:graphic-properties svg:stroke-width="0.106cm" draw:marker-start-width="0.359cm" draw:marker-end-width="0.359cm" draw:textarea-vertical-align="middle" draw:line-distance="0.789cm" draw:placing="below"/>
    </style:style>
    <style:style style:name="gr25" style:family="graphic" style:parent-style-name="measure" style:list-style-name="L1">
      <style:graphic-properties svg:stroke-width="0.106cm" draw:marker-start-width="0.359cm" draw:marker-end-width="0.359cm" draw:textarea-vertical-align="middle" draw:line-distance="0.78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ff3333"/>
    </style:style>
    <style:style style:name="P3" style:family="paragraph">
      <style:paragraph-properties fo:text-align="center"/>
      <style:text-properties fo:color="#ff3333"/>
    </style:style>
    <style:style style:name="P4" style:family="paragraph">
      <style:paragraph-properties fo:text-align="center"/>
    </style:style>
    <style:style style:name="P5" style:family="paragraph">
      <style:text-properties fo:color="#ff3333"/>
    </style:style>
    <style:style style:name="P6" style:family="paragraph">
      <loext:graphic-properties draw:fill="none" draw:fill-color="#ffffff"/>
      <style:text-properties fo:color="#ff3333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3333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33% 58%"/>
    </style:style>
    <style:style style:name="T2" style:family="text">
      <style:text-properties style:text-position="33% 58%" fo:font-size="14pt" style:font-size-asian="14pt" style:font-size-complex="14pt"/>
    </style:style>
    <style:style style:name="T3" style:family="text">
      <style:text-properties style:text-position="0% 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683cm" svg:y1="6.588cm" svg:x2="17.383cm" svg:y2="6.588cm">
          <text:p/>
        </draw:line>
        <draw:line draw:style-name="gr2" draw:text-style-name="P2" draw:layer="layout" svg:x1="10.398cm" svg:y1="6.207cm" svg:x2="10.398cm" svg:y2="6.969cm">
          <text:p/>
        </draw:line>
        <draw:frame draw:style-name="gr3" draw:text-style-name="P3" draw:layer="layout" svg:width="0.807cm" svg:height="0.772cm" svg:x="10.083cm" svg:y="7.09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Default">
        <draw:line draw:style-name="gr1" draw:text-style-name="P1" draw:layer="layout" svg:x1="4.683cm" svg:y1="6.588cm" svg:x2="17.383cm" svg:y2="6.588cm">
          <text:p/>
        </draw:line>
        <draw:line draw:style-name="gr4" draw:text-style-name="P1" draw:layer="layout" svg:x1="10.398cm" svg:y1="6.207cm" svg:x2="10.398cm" svg:y2="6.969cm">
          <text:p/>
        </draw:line>
        <draw:frame draw:style-name="gr5" draw:text-style-name="P4" draw:layer="layout" svg:width="0.807cm" svg:height="0.772cm" svg:x="10.083cm" svg:y="7.09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6" draw:layer="layout" svg:width="0.762cm" svg:height="0.962cm" svg:x="8.239cm" svg:y="4.556cm">
          <draw:text-box>
            <text:p text:style-name="P5">L</text:p>
          </draw:text-box>
        </draw:frame>
        <draw:frame draw:style-name="gr6" draw:text-style-name="P6" draw:layer="layout" svg:width="0.762cm" svg:height="0.962cm" svg:x="11.922cm" svg:y="4.556cm">
          <draw:text-box>
            <text:p text:style-name="P5">U</text:p>
          </draw:text-box>
        </draw:frame>
        <draw:measure draw:style-name="gr7" draw:text-style-name="P7" draw:layer="layout" svg:x1="8.621cm" svg:y1="6.294cm" svg:x2="12.304cm" svg:y2="6.278cm">
          <text:p text:style-name="P7"/>
        </draw:measure>
      </draw:page>
      <draw:page draw:name="page3" draw:style-name="dp1" draw:master-page-name="Default">
        <draw:line draw:style-name="gr1" draw:text-style-name="P1" draw:layer="layout" svg:x1="4.683cm" svg:y1="6.588cm" svg:x2="17.383cm" svg:y2="6.588cm">
          <text:p/>
        </draw:line>
        <draw:line draw:style-name="gr4" draw:text-style-name="P1" draw:layer="layout" svg:x1="10.398cm" svg:y1="6.207cm" svg:x2="10.398cm" svg:y2="6.969cm">
          <text:p/>
        </draw:line>
        <draw:frame draw:style-name="gr5" draw:text-style-name="P4" draw:layer="layout" svg:width="0.807cm" svg:height="0.772cm" svg:x="10.083cm" svg:y="7.09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8" draw:layer="layout" svg:width="0.762cm" svg:height="1.673cm" svg:x="11.922cm" svg:y="4.556cm">
          <draw:text-box>
            <text:p/>
            <text:p/>
          </draw:text-box>
        </draw:frame>
        <draw:g>
          <draw:line draw:style-name="gr2" draw:text-style-name="P2" draw:layer="layout" svg:x1="13.192cm" svg:y1="6.207cm" svg:x2="13.192cm" svg:y2="6.969cm">
            <text:p/>
          </draw:line>
          <draw:frame draw:style-name="gr3" draw:text-style-name="P3" draw:layer="layout" svg:width="0.913cm" svg:height="0.848cm" svg:x="12.811cm" svg:y="5.308c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draw:g>
        <draw:measure draw:style-name="gr9" draw:text-style-name="P9" draw:layer="layout" svg:x1="8.621cm" svg:y1="6.294cm" svg:x2="12.304cm" svg:y2="6.278cm">
          <text:p text:style-name="P9"><text:measure text:kind="gap"/><text:measure text:kind="value">1.45</text:measure> <text:measure text:kind="unit">"</text:measure><text:measure text:kind="gap"/></text:p>
        </draw:measure>
      </draw:page>
      <draw:page draw:name="page4" draw:style-name="dp1" draw:master-page-name="Default">
        <draw:line draw:style-name="gr1" draw:text-style-name="P1" draw:layer="layout" svg:x1="4.683cm" svg:y1="6.588cm" svg:x2="17.383cm" svg:y2="6.588cm">
          <text:p/>
        </draw:line>
        <draw:line draw:style-name="gr4" draw:text-style-name="P1" draw:layer="layout" svg:x1="10.398cm" svg:y1="6.207cm" svg:x2="10.398cm" svg:y2="6.969cm">
          <text:p/>
        </draw:line>
        <draw:measure draw:style-name="gr10" draw:text-style-name="P7" draw:layer="measurelines" svg:x1="11.287cm" svg:y1="6.779cm" svg:x2="14.97cm" svg:y2="6.763cm">
          <text:p text:style-name="P7"/>
          <text:p text:style-name="P7"/>
        </draw:measure>
        <draw:frame draw:style-name="gr5" draw:text-style-name="P4" draw:layer="layout" svg:width="0.807cm" svg:height="0.772cm" svg:x="10.083cm" svg:y="7.09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g>
          <draw:line draw:style-name="gr4" draw:text-style-name="P1" draw:layer="layout" svg:x1="13.192cm" svg:y1="6.207cm" svg:x2="13.192cm" svg:y2="6.969cm">
            <text:p/>
          </draw:line>
          <draw:frame draw:style-name="gr5" draw:text-style-name="P4" draw:layer="layout" svg:width="0.913cm" svg:height="0.848cm" svg:x="12.811cm" svg:y="5.308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draw:measure draw:style-name="gr11" draw:text-style-name="P9" draw:layer="layout" svg:x1="8.621cm" svg:y1="6.294cm" svg:x2="12.304cm" svg:y2="6.278cm">
          <text:p text:style-name="P9"><text:measure text:kind="gap"/><text:measure text:kind="value">1.45</text:measure> <text:measure text:kind="unit">"</text:measure><text:measure text:kind="gap"/></text:p>
        </draw:measure>
        <draw:frame draw:style-name="gr12" draw:text-style-name="P6" draw:layer="layout" svg:width="1.016cm" svg:height="1.673cm" svg:x="10.906cm" svg:y="7.912cm">
          <draw:text-box>
            <text:p text:style-name="P5">L<text:span text:style-name="T1">*</text:span></text:p>
          </draw:text-box>
        </draw:frame>
        <draw:frame draw:style-name="gr13" draw:text-style-name="P6" draw:layer="layout" svg:width="1.143cm" svg:height="0.962cm" svg:x="14.589cm" svg:y="7.912cm">
          <draw:text-box>
            <text:p text:style-name="P5">U<text:span text:style-name="T1">*</text:span></text:p>
          </draw:text-box>
        </draw:frame>
      </draw:page>
      <draw:page draw:name="page5" draw:style-name="dp1" draw:master-page-name="Default">
        <draw:line draw:style-name="gr1" draw:text-style-name="P1" draw:layer="layout" svg:x1="4.683cm" svg:y1="6.588cm" svg:x2="17.383cm" svg:y2="6.588cm">
          <text:p/>
        </draw:line>
        <draw:measure draw:style-name="gr14" draw:text-style-name="P9" draw:layer="measurelines" svg:x1="11.287cm" svg:y1="6.779cm" svg:x2="14.97cm" svg:y2="6.763cm">
          <text:p text:style-name="P9"><text:measure text:kind="gap"/><text:measure text:kind="value">1.45</text:measure> <text:measure text:kind="unit">"</text:measure><text:measure text:kind="gap"/></text:p>
        </draw:measure>
        <draw:measure draw:style-name="gr15" draw:text-style-name="P9" draw:layer="layout" svg:x1="8.621cm" svg:y1="6.294cm" svg:x2="12.304cm" svg:y2="6.278cm">
          <text:p text:style-name="P9"><text:measure text:kind="gap"/><text:measure text:kind="value">1.45</text:measure> <text:measure text:kind="unit">"</text:measure><text:measure text:kind="gap"/></text:p>
        </draw:measure>
        <draw:measure draw:style-name="gr16" draw:text-style-name="P10" draw:layer="measurelines" svg:x1="11.287cm" svg:y1="5.937cm" svg:x2="12.303cm" svg:y2="5.937cm">
          <text:p text:style-name="P10"/>
        </draw:measure>
        <draw:frame draw:style-name="gr17" draw:text-style-name="P6" draw:layer="layout" svg:width="3.048cm" svg:height="1.183cm" svg:x="10.779cm" svg:y="3.921cm">
          <draw:text-box>
            <text:p text:style-name="P5">L<text:span text:style-name="T2">over <text:s text:c="2"/></text:span><text:span text:style-name="T3">U</text:span><text:span text:style-name="T2">over</text:span></text:p>
          </draw:text-box>
        </draw:frame>
      </draw:page>
      <draw:page draw:name="page6" draw:style-name="dp1" draw:master-page-name="Default">
        <draw:line draw:style-name="gr1" draw:text-style-name="P1" draw:layer="layout" svg:x1="4.683cm" svg:y1="6.588cm" svg:x2="17.383cm" svg:y2="6.588cm">
          <text:p/>
        </draw:line>
        <draw:line draw:style-name="gr4" draw:text-style-name="P1" draw:layer="layout" svg:x1="10.398cm" svg:y1="6.207cm" svg:x2="10.398cm" svg:y2="6.969cm">
          <text:p/>
        </draw:line>
        <draw:measure draw:style-name="gr18" draw:text-style-name="P9" draw:layer="measurelines" svg:x1="11.287cm" svg:y1="6.779cm" svg:x2="14.97cm" svg:y2="6.763cm">
          <text:p/>
        </draw:measure>
        <draw:frame draw:style-name="gr5" draw:text-style-name="P4" draw:layer="layout" svg:width="0.807cm" svg:height="0.772cm" svg:x="10.083cm" svg:y="7.09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text-style-name="P8" draw:layer="layout" svg:width="0.762cm" svg:height="0.962cm" svg:x="8.239cm" svg:y="4.556cm">
          <draw:text-box>
            <text:p>L</text:p>
          </draw:text-box>
        </draw:frame>
        <draw:frame draw:style-name="gr8" draw:text-style-name="P8" draw:layer="layout" svg:width="0.762cm" svg:height="0.962cm" svg:x="11.922cm" svg:y="4.556cm">
          <draw:text-box>
            <text:p>U</text:p>
          </draw:text-box>
        </draw:frame>
        <draw:g>
          <draw:line draw:style-name="gr4" draw:text-style-name="P1" draw:layer="layout" svg:x1="13.192cm" svg:y1="6.207cm" svg:x2="13.192cm" svg:y2="6.969cm">
            <text:p/>
          </draw:line>
          <draw:frame draw:style-name="gr5" draw:text-style-name="P4" draw:layer="layout" svg:width="0.913cm" svg:height="0.848cm" svg:x="12.811cm" svg:y="5.308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measure draw:style-name="gr19" draw:text-style-name="P9" draw:layer="layout" svg:x1="8.621cm" svg:y1="6.294cm" svg:x2="12.304cm" svg:y2="6.278cm">
          <text:p text:style-name="P9"><text:measure text:kind="gap"/><text:measure text:kind="value">1.45</text:measure> <text:measure text:kind="unit">"</text:measure><text:measure text:kind="gap"/></text:p>
        </draw:measure>
        <draw:frame draw:style-name="gr20" draw:text-style-name="P8" draw:layer="layout" svg:width="1.016cm" svg:height="1.673cm" svg:x="10.906cm" svg:y="7.912cm">
          <draw:text-box>
            <text:p>L<text:span text:style-name="T1">*</text:span></text:p>
          </draw:text-box>
        </draw:frame>
        <draw:frame draw:style-name="gr21" draw:text-style-name="P8" draw:layer="layout" svg:width="1.143cm" svg:height="0.962cm" svg:x="14.589cm" svg:y="7.912cm">
          <draw:text-box>
            <text:p>U<text:span text:style-name="T1">*</text:span></text:p>
          </draw:text-box>
        </draw:frame>
      </draw:page>
      <draw:page draw:name="page7" draw:style-name="dp1" draw:master-page-name="Default">
        <draw:line draw:style-name="gr1" draw:text-style-name="P1" draw:layer="layout" svg:x1="4.683cm" svg:y1="6.588cm" svg:x2="17.383cm" svg:y2="6.588cm">
          <text:p/>
        </draw:line>
        <draw:line draw:style-name="gr4" draw:text-style-name="P1" draw:layer="layout" svg:x1="10.398cm" svg:y1="6.207cm" svg:x2="10.398cm" svg:y2="6.969cm">
          <text:p/>
        </draw:line>
        <draw:measure draw:style-name="gr22" draw:text-style-name="P9" draw:layer="measurelines" svg:x1="11.287cm" svg:y1="6.779cm" svg:x2="14.97cm" svg:y2="6.763cm">
          <text:p/>
        </draw:measure>
        <draw:frame draw:style-name="gr5" draw:text-style-name="P4" draw:layer="layout" svg:width="0.807cm" svg:height="0.772cm" svg:x="10.083cm" svg:y="7.09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8" draw:text-style-name="P8" draw:layer="layout" svg:width="0.762cm" svg:height="0.962cm" svg:x="8.239cm" svg:y="4.556cm">
          <draw:text-box>
            <text:p>L</text:p>
          </draw:text-box>
        </draw:frame>
        <draw:frame draw:style-name="gr8" draw:text-style-name="P8" draw:layer="layout" svg:width="0.762cm" svg:height="0.962cm" svg:x="11.922cm" svg:y="4.556cm">
          <draw:text-box>
            <text:p>U</text:p>
          </draw:text-box>
        </draw:frame>
        <draw:g>
          <draw:line draw:style-name="gr4" draw:text-style-name="P1" draw:layer="layout" svg:x1="13.192cm" svg:y1="6.207cm" svg:x2="13.192cm" svg:y2="6.969cm">
            <text:p/>
          </draw:line>
          <draw:frame draw:style-name="gr5" draw:text-style-name="P4" draw:layer="layout" svg:width="0.913cm" svg:height="0.848cm" svg:x="12.811cm" svg:y="5.308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measure draw:style-name="gr23" draw:text-style-name="P9" draw:layer="layout" svg:x1="8.621cm" svg:y1="6.294cm" svg:x2="12.304cm" svg:y2="6.278cm">
          <text:p text:style-name="P9"><text:measure text:kind="gap"/><text:measure text:kind="value">1.45</text:measure> <text:measure text:kind="unit">"</text:measure><text:measure text:kind="gap"/></text:p>
        </draw:measure>
        <draw:frame draw:style-name="gr20" draw:text-style-name="P8" draw:layer="layout" svg:width="1.016cm" svg:height="1.673cm" svg:x="10.906cm" svg:y="7.912cm">
          <draw:text-box>
            <text:p>L<text:span text:style-name="T1">*</text:span></text:p>
          </draw:text-box>
        </draw:frame>
        <draw:frame draw:style-name="gr21" draw:text-style-name="P8" draw:layer="layout" svg:width="1.143cm" svg:height="0.962cm" svg:x="14.589cm" svg:y="7.912cm">
          <draw:text-box>
            <text:p>U<text:span text:style-name="T1">*</text:span></text:p>
          </draw:text-box>
        </draw:frame>
      </draw:page>
      <draw:page draw:name="page8" draw:style-name="dp1" draw:master-page-name="Default">
        <draw:line draw:style-name="gr1" draw:text-style-name="P1" draw:layer="layout" svg:x1="4.683cm" svg:y1="6.588cm" svg:x2="17.383cm" svg:y2="6.588cm">
          <text:p/>
        </draw:line>
        <draw:line draw:style-name="gr4" draw:text-style-name="P1" draw:layer="layout" svg:x1="10.398cm" svg:y1="6.207cm" svg:x2="10.398cm" svg:y2="6.969cm">
          <text:p/>
        </draw:line>
        <draw:measure draw:style-name="gr24" draw:text-style-name="P9" draw:layer="measurelines" svg:x1="11.287cm" svg:y1="6.779cm" svg:x2="14.97cm" svg:y2="6.763cm">
          <text:p/>
        </draw:measure>
        <draw:frame draw:style-name="gr5" draw:text-style-name="P4" draw:layer="layout" svg:width="0.807cm" svg:height="0.772cm" svg:x="10.083cm" svg:y="7.096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8" draw:text-style-name="P8" draw:layer="layout" svg:width="0.762cm" svg:height="0.962cm" svg:x="8.239cm" svg:y="4.556cm">
          <draw:text-box>
            <text:p>L</text:p>
          </draw:text-box>
        </draw:frame>
        <draw:frame draw:style-name="gr8" draw:text-style-name="P8" draw:layer="layout" svg:width="0.762cm" svg:height="0.962cm" svg:x="11.922cm" svg:y="4.556cm">
          <draw:text-box>
            <text:p>U</text:p>
          </draw:text-box>
        </draw:frame>
        <draw:g>
          <draw:line draw:style-name="gr4" draw:text-style-name="P1" draw:layer="layout" svg:x1="13.192cm" svg:y1="6.207cm" svg:x2="13.192cm" svg:y2="6.969cm">
            <text:p/>
          </draw:line>
          <draw:frame draw:style-name="gr5" draw:text-style-name="P4" draw:layer="layout" svg:width="0.913cm" svg:height="0.848cm" svg:x="12.811cm" svg:y="5.308c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measure draw:style-name="gr25" draw:text-style-name="P9" draw:layer="layout" svg:x1="8.621cm" svg:y1="6.294cm" svg:x2="12.304cm" svg:y2="6.278cm">
          <text:p text:style-name="P9"><text:measure text:kind="gap"/><text:measure text:kind="value">1.45</text:measure> <text:measure text:kind="unit">"</text:measure><text:measure text:kind="gap"/></text:p>
        </draw:measure>
        <draw:frame draw:style-name="gr20" draw:text-style-name="P8" draw:layer="layout" svg:width="1.016cm" svg:height="1.673cm" svg:x="10.906cm" svg:y="7.912cm">
          <draw:text-box>
            <text:p>L<text:span text:style-name="T1">*</text:span></text:p>
          </draw:text-box>
        </draw:frame>
        <draw:frame draw:style-name="gr21" draw:text-style-name="P8" draw:layer="layout" svg:width="1.143cm" svg:height="0.962cm" svg:x="14.589cm" svg:y="7.912cm">
          <draw:text-box>
            <text:p>U<text:span text:style-name="T1">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rs Vilhuber</meta:initial-creator>
    <meta:creation-date>2016-05-05T21:36:37.636032742</meta:creation-date>
    <dc:date>2016-05-05T22:10:13.605825073</dc:date>
    <dc:creator>Lars Vilhuber</dc:creator>
    <meta:editing-duration>PT15M4S</meta:editing-duration>
    <meta:editing-cycles>2</meta:editing-cycles>
    <meta:generator>LibreOffice/5.0.4.2$Linux_X86_64 LibreOffice_project/00m0$Build-2</meta:generator>
    <meta:document-statistic meta:object-count="68"/>
  </office:meta>
</office:document-meta>
</file>

<file path=Object 1/content.xml><?xml version="1.0" encoding="utf-8"?>
<math xmlns="http://www.w3.org/1998/Math/MathML" display="block">
  <semantics>
    <msub>
      <mi mathvariant="normal">β</mi>
      <mi>n</mi>
    </msub>
    <annotation encoding="StarMath 5.0">%beta _n</annotation>
  </semantics>
</math>
</file>

<file path=Object 10/content.xml><?xml version="1.0" encoding="utf-8"?>
<math xmlns="http://www.w3.org/1998/Math/MathML" display="block">
  <semantics>
    <msubsup>
      <mi mathvariant="normal">β</mi>
      <mi>n</mi>
      <mrow>
        <mtext/>
        <mo stretchy="false">∗</mo>
        <mtext/>
      </mrow>
    </msubsup>
    <annotation encoding="StarMath 5.0"> %beta ^ {%* %} _n</annotation>
  </semantics>
</math>
</file>

<file path=Object 11/content.xml><?xml version="1.0" encoding="utf-8"?>
<math xmlns="http://www.w3.org/1998/Math/MathML" display="block">
  <semantics>
    <msub>
      <mi mathvariant="normal">β</mi>
      <mi>n</mi>
    </msub>
    <annotation encoding="StarMath 5.0">%beta _n</annotation>
  </semantics>
</math>
</file>

<file path=Object 12/content.xml><?xml version="1.0" encoding="utf-8"?>
<math xmlns="http://www.w3.org/1998/Math/MathML" display="block">
  <semantics>
    <msubsup>
      <mi mathvariant="normal">β</mi>
      <mi>n</mi>
      <mrow>
        <mtext/>
        <mo stretchy="false">∗</mo>
        <mtext/>
      </mrow>
    </msubsup>
    <annotation encoding="StarMath 5.0"> %beta ^ {%* %} _n</annotation>
  </semantics>
</math>
</file>

<file path=Object 13/content.xml><?xml version="1.0" encoding="utf-8"?>
<math xmlns="http://www.w3.org/1998/Math/MathML" display="block">
  <semantics>
    <msub>
      <mi mathvariant="normal">β</mi>
      <mi>n</mi>
    </msub>
    <annotation encoding="StarMath 5.0">%beta _n</annotation>
  </semantics>
</math>
</file>

<file path=Object 14/content.xml><?xml version="1.0" encoding="utf-8"?>
<math xmlns="http://www.w3.org/1998/Math/MathML" display="block">
  <semantics>
    <msubsup>
      <mi mathvariant="normal">β</mi>
      <mi>n</mi>
      <mrow>
        <mtext/>
        <mo stretchy="false">∗</mo>
        <mtext/>
      </mrow>
    </msubsup>
    <annotation encoding="StarMath 5.0"> %beta ^ {%* %} _n</annotation>
  </semantics>
</math>
</file>

<file path=Object 2/content.xml><?xml version="1.0" encoding="utf-8"?>
<math xmlns="http://www.w3.org/1998/Math/MathML" display="block">
  <semantics>
    <msub>
      <mi mathvariant="normal">β</mi>
      <mi>n</mi>
    </msub>
    <annotation encoding="StarMath 5.0">%beta _n</annotation>
  </semantics>
</math>
</file>

<file path=Object 3/content.xml><?xml version="1.0" encoding="utf-8"?>
<math xmlns="http://www.w3.org/1998/Math/MathML" display="block">
  <semantics>
    <msub>
      <mi mathvariant="normal">β</mi>
      <mi>n</mi>
    </msub>
    <annotation encoding="StarMath 5.0">%beta _n</annotation>
  </semantics>
</math>
</file>

<file path=Object 4/content.xml><?xml version="1.0" encoding="utf-8"?>
<math xmlns="http://www.w3.org/1998/Math/MathML" display="block">
  <semantics>
    <msubsup>
      <mi mathvariant="normal">β</mi>
      <mi>n</mi>
      <mrow>
        <mtext/>
        <mo stretchy="false">∗</mo>
        <mtext/>
      </mrow>
    </msubsup>
    <annotation encoding="StarMath 5.0"> %beta ^ {%* %} _n</annotation>
  </semantics>
</math>
</file>

<file path=Object 5/content.xml><?xml version="1.0" encoding="utf-8"?>
<math xmlns="http://www.w3.org/1998/Math/MathML" display="block">
  <semantics>
    <msub>
      <mi mathvariant="normal">β</mi>
      <mi>n</mi>
    </msub>
    <annotation encoding="StarMath 5.0">%beta _n</annotation>
  </semantics>
</math>
</file>

<file path=Object 6/content.xml><?xml version="1.0" encoding="utf-8"?>
<math xmlns="http://www.w3.org/1998/Math/MathML" display="block">
  <semantics>
    <msubsup>
      <mi mathvariant="normal">β</mi>
      <mi>n</mi>
      <mrow>
        <mtext/>
        <mo stretchy="false">∗</mo>
        <mtext/>
      </mrow>
    </msubsup>
    <annotation encoding="StarMath 5.0"> %beta ^ {%* %} _n</annotation>
  </semantics>
</math>
</file>

<file path=Object 9/content.xml><?xml version="1.0" encoding="utf-8"?>
<math xmlns="http://www.w3.org/1998/Math/MathML" display="block">
  <semantics>
    <msub>
      <mi mathvariant="normal">β</mi>
      <mi>n</mi>
    </msub>
    <annotation encoding="StarMath 5.0">%beta _n</annotation>
  </semantics>
</math>
</file>